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fc92" officeooo:paragraph-rsid="0019fc92"/>
    </style:style>
    <style:style style:name="P2" style:family="paragraph" style:parent-style-name="Standard">
      <style:text-properties officeooo:rsid="001a810e" officeooo:paragraph-rsid="001a810e"/>
    </style:style>
    <style:style style:name="P3" style:family="paragraph" style:parent-style-name="Standard">
      <style:text-properties fo:font-weight="bold" officeooo:rsid="001a810e" officeooo:paragraph-rsid="001a810e" style:font-weight-asian="bold" style:font-weight-complex="bold"/>
    </style:style>
    <style:style style:name="P4" style:family="paragraph" style:parent-style-name="Standard">
      <style:text-properties fo:font-weight="normal" officeooo:rsid="001a810e" officeooo:paragraph-rsid="001a810e" style:font-weight-asian="normal" style:font-weight-complex="normal"/>
    </style:style>
    <style:style style:name="P5" style:family="paragraph" style:parent-style-name="Standard">
      <style:text-properties fo:font-size="12pt" fo:font-weight="bold" officeooo:rsid="001a810e" officeooo:paragraph-rsid="001c2bb7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c2bb7" officeooo:paragraph-rsid="001c2bb7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1c2bb7" officeooo:paragraph-rsid="001c2bb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weight="normal" officeooo:rsid="001c2bb7" officeooo:paragraph-rsid="001c2bb7" style:font-weight-asian="normal" style:font-weight-complex="normal"/>
    </style:style>
    <style:style style:name="P9" style:family="paragraph" style:parent-style-name="Standard">
      <style:text-properties fo:color="#009933" officeooo:rsid="001a810e" officeooo:paragraph-rsid="001c2bb7"/>
    </style:style>
    <style:style style:name="P10" style:family="paragraph" style:parent-style-name="Standard">
      <style:text-properties fo:color="#009933" fo:font-size="14pt" fo:font-weight="bold" officeooo:rsid="001a810e" officeooo:paragraph-rsid="001c2bb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3pt" fo:font-weight="bold" officeooo:rsid="001a810e" officeooo:paragraph-rsid="001c2bb7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c2bb7" officeooo:paragraph-rsid="001c2bb7" style:font-size-asian="13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c2bb7" style:font-size-asian="14pt" style:font-weight-asian="bold" style:font-size-complex="14pt" style:font-weight-complex="bold"/>
    </style:style>
    <style:style style:name="T3" style:family="text">
      <style:text-properties officeooo:rsid="001c2bb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Questão </text:span><text:span text:style-name="T2">I</text:span></text:p>
      <text:p text:style-name="P5">SQL:</text:p>
      <text:p text:style-name="P7">SELECT codProj, nomeProj FROM Projeto WHERE </text:p>
      <text:p text:style-name="P7"><text:tab/>(anoInicio BETWEEN 2001 AND 2010) AND (anoFim &gt; 2011);</text:p>
      <text:p text:style-name="P5"/>
      <text:p text:style-name="P5">Expressão algébrica:</text:p>
      <text:p text:style-name="P7">π codProj, nomeProj (σ(anoInicio &gt;= 2001 AND anoInicio &lt;= 2010 AND anoFim &gt; 2011)(Projeto))</text:p>
      <text:p text:style-name="P5"/>
      <text:p text:style-name="P10">Questão <text:span text:style-name="T3">II</text:span></text:p>
      <text:p text:style-name="P11"><text:span text:style-name="T3">(a) Usando Join</text:span></text:p>
      <text:p text:style-name="P5">SQL:</text:p>
      <text:p text:style-name="P7">SELECT p.numeroCartao, p.nomePess, c.nomeCurso FROM Pessoa p</text:p>
      <text:p text:style-name="P7"><text:tab/>INNER JOIN Curso c ON c.codCurso = p.codCurso</text:p>
      <text:p text:style-name="P7"><text:tab/>WHERE (p.sexo = 'F') AND (c.codCurso IN (1, 2, 3));</text:p>
      <text:p text:style-name="P5"/>
      <text:p text:style-name="P5">Expressão algébrica:</text:p>
      <text:p text:style-name="P7">π(p.numeroCartao, p.nomePess, c.nomeCurso)(σ(p.sexo = 'F' AND (c.codCurso = 1 OR c.codCurso = 2 OR c.codCurso = 3))(ρ p (Pessoa) ⋈(c.codCurso = p.codCurso) ρ c(Curso)))</text:p>
      <text:p text:style-name="P5"/>
      <text:p text:style-name="P12">(b) Usando produto cartesiano</text:p>
      <text:p text:style-name="P6">SQL: </text:p>
      <text:p text:style-name="P7">SELECT p.numeroCartao, p.nomePess, c.nomeCurso FROM Pessoa p , Curso c</text:p>
      <text:p text:style-name="P7"><text:tab/>WHERE (c.codCurso = p.codCurso) AND</text:p>
      <text:p text:style-name="P7"><text:tab/><text:tab/> <text:s/>(p.sexo = 'F') AND</text:p>
      <text:p text:style-name="P7"><text:tab/><text:tab/> <text:s/>(c.codCurso IN (1, 2, 3));</text:p>
      <text:p text:style-name="P6"/>
      <text:p text:style-name="P6">Expressão algébrica:</text:p>
      <text:p text:style-name="P7">π(p.numeroCartao, p.nomePess, c.nomeCurso)(σ(p.sexo = 'F' AND (c.codCurso = 1 OR c.codCurso = 2 OR c.codCurso = 3) AND(c.codCurso = p.codCurso))(ρ p (Pessoa) X ρ c(Curso)))</text:p>
      <text:p text:style-name="P5"/>
      <text:p text:style-name="P5"/>
      <text:p text:style-name="P6"><text:span text:style-name="T4">A partir da questão III</text:span> <text:span text:style-name="T4">é necessário o uso álgebra relacional estendida, que é uma extensão para a álgebra relacional padrão que permite expressar funções de agregação da SQL estendida, tais como COUNT e GROUP BY. Como o assunto não foi abordado em sala de aula, decidimos pesquisar o básico sobre o assunto e mostramos na questão III um exemplo de como é possível criar uma expressão algébrica de uma consulta SQL nessa versão estendida da álgebra relacional, utilizando funções de agregação. As questões IV e V também necessitam de álgebra relacional estendida, de forma que é possível criar uma expressão algébrica - mas com conteúdo não visto em aula.</text:span></text:p>
      <text:p text:style-name="P5"/>
      <text:p text:style-name="P10">Questão <text:span text:style-name="T3">III</text:span></text:p>
      <text:p text:style-name="P5">SQL:</text:p>
      <text:p text:style-name="P7">SELECT tit.nomeProj, COUNT(tit.papelPessProj)</text:p>
      <text:p text:style-name="P7"><text:tab/>FROM </text:p>
      <text:p text:style-name="P7"><text:tab/>(</text:p>
      <text:p text:style-name="P7"><text:tab/><text:tab/>SELECT p.nomePess, pp.PapelPessProj, proj.nomeProj</text:p>
      <text:p text:style-name="P7"><text:tab/><text:tab/>FROM Pessoa p JOIN projetoPessoa pp ON p.numeroCartao = pp.numeroCartao</text:p>
      <text:p text:style-name="P7"><text:tab/><text:tab/>JOIN Projeto proj ON pp.codProj = proj.codProj</text:p>
      <text:p text:style-name="P7"><text:tab/><text:tab/>WHERE p.sexo = 'M' AND pp.papelPessProj = 'Membro' AND proj.anoInicio &gt; 2004</text:p>
      <text:p text:style-name="P7"><text:soft-page-break/><text:tab/>) as tit</text:p>
      <text:p text:style-name="P7">GROUP BY tit.nomeProj</text:p>
      <text:p text:style-name="P7">ORDER BY tit.nomeProj;</text:p>
      <text:p text:style-name="P5"/>
      <text:p text:style-name="P5">Expressão algébrica:</text:p>
      <text:p text:style-name="P7">π tit.nomeProj, G(count(tit.papelPessProj))</text:p>
      <text:p text:style-name="P7"><text:tab/>(π p.nomePess, pp.papelPessProj, proj.nomeProj</text:p>
      <text:p text:style-name="P7"><text:tab/><text:tab/>σ (p.sexo = 'M' AND pp.papelPessProj = 'Membro' AND proj.anoInicio &gt; 2004) </text:p>
      <text:p text:style-name="P7"><text:tab/><text:tab/>((ρ p (Pessoa) ⋈(p.numeroCartao = pp.numeroCartao) ρ pp (projetoPessoa))</text:p>
      <text:p text:style-name="P7"><text:tab/><text:tab/>⋈ (pp.codProj = proj.codProj) (ρ proj (Projeto)))</text:p>
      <text:p text:style-name="P8"><text:span text:style-name="T5"><text:tab/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3:06:27.148410104</meta:creation-date>
    <meta:generator>LibreOffice/5.0.3.2$Linux_X86_64 LibreOffice_project/e5f16313668ac592c1bfb310f4390624e3dbfb75</meta:generator>
    <dc:date>2016-07-02T14:08:24.879161446</dc:date>
    <meta:editing-duration>PT5H14M58S</meta:editing-duration>
    <meta:editing-cycles>3</meta:editing-cycles>
    <meta:document-statistic meta:table-count="0" meta:image-count="0" meta:object-count="0" meta:page-count="2" meta:paragraph-count="42" meta:word-count="345" meta:character-count="2322" meta:non-whitespace-character-count="1984"/>
  </office:meta>
</office:document-meta>
</file>